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DD :</text:p>
      <text:p text:style-name="Standard"/>
      <text:p text:style-name="Standard">Membres :</text:p>
      <text:p text:style-name="Standard">Id.</text:p>
      <text:p text:style-name="Standard">Identifiant</text:p>
      <text:p text:style-name="Standard">Mot de passe</text:p>
      <text:p text:style-name="Standard">Lien validation cliqué : 0/1</text:p>
      <text:p text:style-name="Standard"/>
      <text:p text:style-name="Standard"/>
      <text:p text:style-name="Standard">Personnages : =&gt; Liés aux membres</text:p>
      <text:p text:style-name="Standard">Nom du Personnage</text:p>
      <text:p text:style-name="Standard">Pouvoir</text:p>
      <text:p text:style-name="Standard">Karma</text:p>
      <text:p text:style-name="Standard">Avatar</text:p>
      <text:p text:style-name="Standard">Age</text:p>
      <text:p text:style-name="Standard">Taille</text:p>
      <text:p text:style-name="Standard">Poids</text:p>
      <text:p text:style-name="Standard">Progression</text:p>
      <text:p text:style-name="Standard"/>
      <text:p text:style-name="Standard">Chapitre 1 : Regroupe les missions</text:p>
      <text:p text:style-name="Standard"/>
      <text:p text:style-name="Standard"/>
      <text:p text:style-name="Standard">Mission 1 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me UML des BDD :</text:p>
      <text:p text:style-name="Standard"/>
      <text:p text:style-name="Standard">Tables, liens entre les tables.</text:p>
      <text:p text:style-name="Standard"/>
      <text:p text:style-name="Standard">Nom des champs, typage des cham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6T11:33:38.68</meta:creation-date>
    <dc:date>2019-09-30T11:14:32.99</dc:date>
    <meta:editing-duration>PT9H53M15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20" meta:word-count="55" meta:character-count="295"/>
  </office:meta>
</office:document-meta>
</file>